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0bad3a" officeooo:paragraph-rsid="000bad3a"/>
    </style:style>
    <style:style style:name="P2" style:family="paragraph" style:parent-style-name="Standard">
      <style:text-properties officeooo:rsid="000bad3a" officeooo:paragraph-rsid="000ce04a"/>
    </style:style>
    <style:style style:name="P3" style:family="paragraph" style:parent-style-name="Standard">
      <style:text-properties officeooo:paragraph-rsid="000ce04a"/>
    </style:style>
    <style:style style:name="P4" style:family="paragraph" style:parent-style-name="Standard">
      <style:text-properties officeooo:rsid="000db6e3" officeooo:paragraph-rsid="000db6e3"/>
    </style:style>
    <style:style style:name="P5" style:family="paragraph" style:parent-style-name="Standard">
      <style:text-properties officeooo:paragraph-rsid="000dcb62"/>
    </style:style>
    <style:style style:name="P6" style:family="paragraph" style:parent-style-name="Standard">
      <style:text-properties officeooo:rsid="00122215" officeooo:paragraph-rsid="00122215"/>
    </style:style>
    <style:style style:name="T1" style:family="text">
      <style:text-properties fo:language="en" fo:country="US"/>
    </style:style>
    <style:style style:name="T2" style:family="text">
      <style:text-properties officeooo:rsid="000bad3a"/>
    </style:style>
    <style:style style:name="T3" style:family="text">
      <style:text-properties officeooo:rsid="000c2e09"/>
    </style:style>
    <style:style style:name="T4" style:family="text">
      <style:text-properties officeooo:rsid="000ce04a"/>
    </style:style>
    <style:style style:name="T5" style:family="text">
      <style:text-properties officeooo:rsid="000d5c88"/>
    </style:style>
    <style:style style:name="T6" style:family="text">
      <style:text-properties officeooo:rsid="000db6e3"/>
    </style:style>
    <style:style style:name="T7" style:family="text">
      <style:text-properties officeooo:rsid="000dcb62"/>
    </style:style>
    <style:style style:name="T8" style:family="text">
      <style:text-properties officeooo:rsid="000f7df2"/>
    </style:style>
    <style:style style:name="T9" style:family="text">
      <style:text-properties officeooo:rsid="000f8042"/>
    </style:style>
    <style:style style:name="T10" style:family="text">
      <style:text-properties officeooo:rsid="0010a0f3"/>
    </style:style>
    <style:style style:name="T11" style:family="text">
      <style:text-properties officeooo:rsid="00135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Промт для написания кода по дизайн-макетам форм поминовений</text:h>
      <text:p text:style-name="Standard"/>
      <text:p text:style-name="Standard">Роль ИИ:</text:p>
      <text:p text:style-name="Standard">Ты — опытный frontend-разработчик и верстальщик. Твоя задача — реализовать интерфейс формы церковных поминовений по предоставленным изображениям (дизайн-макетам).</text:p>
      <text:p text:style-name="Standard"/>
      <text:p text:style-name="Standard">Общее описание:</text:p>
      <text:p text:style-name="Standard">Необходимо сверстать адаптивное модальное окно (popup) с формами:</text:p>
      <text:p text:style-name="Standard">1. «Молебен»</text:p>
      <text:p text:style-name="Standard">2. «Поминовение»</text:p>
      <text:p text:style-name="Standard">3. «Проскомидия»</text:p>
      <text:p text:style-name="P1">4. «Обедня»</text:p>
      <text:p text:style-name="P1">5. «Псалтырь»</text:p>
      <text:p text:style-name="P1"/>
      <text:p text:style-name="Standard">Дизайн, структура, типографика и цветовая схема должны максимально соответствовать изображениям.</text:p>
      <text:p text:style-name="Standard"/>
      <text:p text:style-name="Standard">Технологии:</text:p>
      <text:p text:style-name="Standard">- HTML5</text:p>
      <text:p text:style-name="Standard">- CSS3</text:p>
      <text:p text:style-name="Standard">- <text:span text:style-name="T1">Bootstrap</text:span> 5</text:p>
      <text:p text:style-name="Standard">- Минимальный JavaScript (<text:span text:style-name="T1">vanilla</text:span>)</text:p>
      <text:p text:style-name="Standard"><text:soft-page-break/>- Код должен быть готов к интеграции в 1С-Битрикс</text:p>
      <text:p text:style-name="Standard"/>
      <text:p text:style-name="Standard">Визуальный стиль:</text:p>
      <text:p text:style-name="Standard">- Светлый бежево-кремовый фон</text:p>
      <text:p text:style-name="Standard">- Золотистые декоративные элементы</text:p>
      <text:p text:style-name="Standard">- Зелёные акценты</text:p>
      <text:p text:style-name="Standard">- Скруглённые углы и тонкие рамки</text:p>
      <text:p text:style-name="Standard">- Классическая церковная эстетика</text:p>
      <text:p text:style-name="Standard"/>
      <text:p text:style-name="Standard">Структура модального окна:</text:p>
      <text:p text:style-name="Standard">- Центрированное модальное окно</text:p>
      <text:p text:style-name="Standard">- Кнопка закрытия (X)</text:p>
      <text:p text:style-name="Standard">- Две колонки: форма и декоративный блок</text:p>
      <text:p text:style-name="Standard">- Адаптация под мобильные устройства</text:p>
      <text:p text:style-name="Standard"/>
      <text:p text:style-name="Standard">Элементы формы:</text:p>
      <text:p text:style-name="Standard">- Инструкции по заполнению имён <text:span text:style-name="T3">должен содержать текст (Вам нужно написать имена православных христиан, о которых следует молиться. В подаваемых записках необходимо записывать церковные имена (данные при Святом Крещении), указывая их в родительном падеже («Михаила», «Анастасии», «Антония» «Фотинии», «Петра», «Марии») по одному имени в строке или через запятую.)</text:span></text:p>
      <text:p text:style-name="Standard">- Textarea для имён (неограниченное количество)</text:p>
      <text:p text:style-name="Standard">- Радиокнопки (в зависимости от типа службы)</text:p>
      <text:p text:style-name="Standard">- Поля «Сумма пожертвования» и «Ваше имя»</text:p>
      <text:p text:style-name="Standard">- Кнопка «Заказать поминовение»</text:p>
      <text:p text:style-name="Standard"><text:soft-page-break/>- Информационный текст после формы <text:span text:style-name="T8">(Если Ваша оплата прошла, то имена автоматически заносятся в списки и через день их начинают поминать E-mail: </text:span><text:a xlink:type="simple" xlink:href="mailto:test@test.ru" text:style-name="Internet_20_link" text:visited-style-name="Visited_20_Internet_20_Link"><text:span text:style-name="T8">test@test.ru</text:span></text:a><text:span text:style-name="T10">)</text:span></text:p>
      <text:p text:style-name="P6">- После всех блоков в <text:span text:style-name="T11">мондальном окне в</text:span>низу <text:span text:style-name="T11">на всю ширину</text:span> Добавить текст (Ориентировочная сумма пожертвования определяется по числу вписанных Вами имен, Затем следует нажатьна кнопку «ЗАКАЗАІЉ ПОМИНОВННИЕ» (послертого измеиь сумму будет уже невозможно). Также перед отравкой заниски о поминовении просим указать свосимя для того, чтобы у Вас была возможность проверить, внесли ли присланиые Вами имена в сциски поминовений</text:p>
      <text:p text:style-name="P6">Заказав помиповение своих родных и близких за церковным богослужением, очень важно самим приходить наслужбы вхрам вместе со Bc LlepKoBbo MOJTTbC одорогихи Олизких BaM людях; а также не оставлять домашней молитвы о них!</text:p>
      <text:p text:style-name="P6">Вопросы, связанные с нриемом поминовений, можіо задать поапресу.....)</text:p>
      <text:p text:style-name="P5">- Декоративный блок должен вписывать имена который заполняет пользователь в поле <text:s/>Textarea, <text:span text:style-name="T2">Имена идут с большой буквы под нумерацией по порядку, каждое имя с новой строки. </text:span><text:span text:style-name="T5">Крест и надпись меняет содержимое в зависимости от выбора типа треб о здравии надпись зеленого цвета, а об упокоении красным. Сверху идет крест как на рисунке, под крестом идет надпись названия требы, ниже идет тип треб. </text:span><text:span text:style-name="T6">Поминовение , пластырь в <text:s/>Декоративном блоке указыва</text:span><text:span text:style-name="T7">ть</text:span><text:span text:style-name="T6"> срок;</text:span></text:p>
      <text:p text:style-name="Standard"/>
      <text:p text:style-name="Standard">Особенности:</text:p>
      <text:p text:style-name="Standard">Молебен — выбор типа молебна <text:span text:style-name="T4">(Благодарственный, О болящих, О зависимых, Просительный, О путешествующих, О заключенных,На начало дела)</text:span></text:p>
      <text:p text:style-name="Standard">Поминование — выбор «о здравии / об упокоении» и срока <text:span text:style-name="T4">(Сорокоуст, на полгода, на год)</text:span></text:p>
      <text:p text:style-name="P3">Проскомидия — выбор «о здравии / об упокоении»</text:p>
      <text:p text:style-name="P2">Обедня - выбор «о здравии / об упокоении»</text:p>
      <text:p text:style-name="P2"><text:soft-page-break/>Псалтырь - выбор «о здравии / об упокоении» и срока <text:span text:style-name="T4">(40 дней, на полгода, на год)</text:span></text:p>
      <text:p text:style-name="Standard"/>
      <text:p text:style-name="Standard">Требования к коду:</text:p>
      <text:p text:style-name="Standard">- Чистая семантическая вёрстка</text:p>
      <text:p text:style-name="Standard">- Bootstrap-классы</text:p>
      <text:p text:style-name="Standard">- Все поля с name и id</text:p>
      <text:p text:style-name="Standard">- Готовность к серверной обработке</text:p>
      <text:p text:style-name="Standard"/>
      <text:p text:style-name="Standard">Результат:</text:p>
      <text:p text:style-name="Standard">Вернуть полный HTML + CSS код модального окна с возможностью переиспользования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ru" fo:country="RU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ru" fo:country="RU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3</meta:editing-cycles>
    <meta:creation-date>2013-12-23T23:15:00</meta:creation-date>
    <dc:date>2026-02-02T22:51:02.301394885</dc:date>
    <meta:editing-duration>PT1H52M51S</meta:editing-duration>
    <meta:generator>LibreOffice/24.2.7.2$Linux_X86_64 LibreOffice_project/420$Build-2</meta:generator>
    <meta:document-statistic meta:table-count="0" meta:image-count="0" meta:object-count="0" meta:page-count="4" meta:paragraph-count="52" meta:word-count="484" meta:character-count="3382" meta:non-whitespace-character-count="2943"/>
    <meta:user-defined meta:name="AppVersion">14.0000</meta:user-defined>
    <meta:template xlink:type="simple" xlink:actuate="onRequest" xlink:title="Normal.dotm" xlink:href=""/>
  </office:meta>
</office:document-meta>
</file>